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2DD8EE5F927D9E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4cm, 1.632cm, 9.101cm, 3.74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57cm" svg:height="23.199cm" svg:x="0.892cm" svg:y="2.292cm">
          <draw:image xlink:href="Pictures/10000000000005E8000007E062DD8EE5F927D9E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8T17:02:57.129991294</dc:date>
    <meta:editing-duration>PT3M32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